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5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00-00-00</text:date>, <text:time style:data-style-name="N2" text:time-value="15:25:43.77328480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1-22T15:28:19.088136100</dc:date>
    <meta:editing-duration>PT13M21S</meta:editing-duration>
    <meta:editing-cycles>6</meta:editing-cycles>
    <meta:generator>LibreOffice/5.1.4.2$Linux_X86_64 LibreOffice_project/10m0$Build-2</meta:generator>
    <meta:document-statistic meta:table-count="10" meta:cell-count="73" meta:object-count="0"/>
  </office:meta>
</office:document-meta>
</file>